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wrap-option="wrap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background-color="#E6E6E6" style:repeat-content="false"/>
      <style:paragraph-properties fo:text-align="start" fo:margin-left="0cm"/>
    </style:style>
    <style:style style:name="ce22" style:family="table-cell" style:parent-style-name="Default" style:data-style-name="N0"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6.2970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5.87375cm"/>
    </style:style>
    <style:style style:name="co7" style:family="table-column">
      <style:table-column-properties fo:break-before="auto" style:column-width="10.239375cm" style:use-optimal-column-width="true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22"/>
        <table:table-column table:style-name="co2" table:default-cell-style-name="ce17"/>
        <table:table-column table:style-name="co3" table:default-cell-style-name="ce17"/>
        <table:table-column table:style-name="co4" table:number-columns-repeated="4" table:default-cell-style-name="ce17"/>
        <table:table-column table:style-name="co5" table:number-columns-repeated="2" table:default-cell-style-name="ce17"/>
        <table:table-column table:style-name="co6" table:default-cell-style-name="ce16"/>
        <table:table-column table:style-name="co7" table:default-cell-style-name="ce5"/>
        <table:table-column table:style-name="co8" table:number-columns-repeated="1013" table:default-cell-style-name="ce1"/>
        <table:table-column table:style-name="co9" table:number-columns-repeated="15360" table:default-cell-style-name="ce1"/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3">
            <text:p>gra:</text:p>
          </table:table-cell>
          <table:table-cell office:value-type="string" table:style-name="ce4">
            <text:p>Darkest Dungeon</text:p>
          </table:table-cell>
          <table:table-cell table:style-name="ce5"/>
          <table:table-cell table:number-columns-repeated="1012" table:style-name="ce6"/>
          <table:table-cell table:number-columns-repeated="15361" table:style-name="ce1"/>
        </table:table-row>
        <table:table-row table:style-name="ro1">
          <table:table-cell table:style-name="ce7"/>
          <table:table-cell table:number-columns-repeated="3" table:style-name="ce8"/>
          <table:table-cell table:number-columns-repeated="5" table:style-name="ce2"/>
          <table:table-cell table:style-name="ce3"/>
          <table:table-cell table:style-name="ce9"/>
          <table:table-cell table:number-columns-repeated="1012" table:style-name="ce6"/>
          <table:table-cell table:number-columns-repeated="15361" table:style-name="ce1"/>
        </table:table-row>
        <table:table-row table:style-name="ro2">
          <table:table-cell office:value-type="string" table:style-name="ce10">
            <text:p>wynik:</text:p>
          </table:table-cell>
          <table:table-cell office:value-type="percentage" office:value="0.71875" table:formula="of:=SUMPRODUCT([.B6:.B28];[.$J6:.$J28])/4/SUM([.B6:.B28])" table:style-name="ce11">
            <text:p>71.88%</text:p>
          </table:table-cell>
          <table:table-cell office:value-type="percentage" office:value="0.76190476190476186" table:formula="of:=SUMPRODUCT([.C6:.C28];[.$J6:.$J28])/4/SUM([.C6:.C28])" table:style-name="ce11">
            <text:p>76.19%</text:p>
          </table:table-cell>
          <table:table-cell office:value-type="percentage" office:value="0.79545454545454541" table:formula="of:=SUMPRODUCT([.D6:.D28];[.$J6:.$J28])/4/SUM([.D6:.D28])" table:style-name="ce11">
            <text:p>79.55%</text:p>
          </table:table-cell>
          <table:table-cell office:value-type="percentage" office:value="0.72058823529411764" table:formula="of:=SUMPRODUCT([.E6:.E28];[.$J6:.$J28])/4/SUM([.E6:.E28])" table:style-name="ce11">
            <text:p>72.06%</text:p>
          </table:table-cell>
          <table:table-cell office:value-type="percentage" office:value="0.75" table:formula="of:=SUMPRODUCT([.F6:.F28];[.$J6:.$J28])/4/SUM([.F6:.F28])" table:style-name="ce11">
            <text:p>75.00%</text:p>
          </table:table-cell>
          <table:table-cell office:value-type="percentage" office:value="0.75" table:formula="of:=SUMPRODUCT([.G6:.G28];[.$J6:.$J28])/4/SUM([.G6:.G28])" table:style-name="ce11">
            <text:p>75.00%</text:p>
          </table:table-cell>
          <table:table-cell office:value-type="percentage" office:value="0.6875" table:formula="of:=SUMPRODUCT([.H6:.H28];[.$J6:.$J28])/4/SUM([.H6:.H28])" table:style-name="ce11">
            <text:p>68.75%</text:p>
          </table:table-cell>
          <table:table-cell office:value-type="percentage" office:value="0.875" table:formula="of:=SUMPRODUCT([.I6:.I28];[.$J6:.$J28])/4/SUM([.I6:.I28])" table:style-name="ce11">
            <text:p>87.50%</text:p>
          </table:table-cell>
          <table:table-cell table:style-name="ce12"/>
          <table:table-cell table:style-name="ce13"/>
          <table:table-cell table:number-columns-repeated="1012" table:style-name="ce14"/>
          <table:table-cell table:style-name="ce15"/>
          <table:table-cell table:number-columns-repeated="15360"/>
        </table:table-row>
        <table:table-row table:style-name="ro1">
          <table:table-cell office:value-type="string" table:style-name="ce16">
            <text:p>kryterium:</text:p>
          </table:table-cell>
          <table:table-cell office:value-type="string" table:style-name="ce8">
            <text:p>BI [2008]</text:p>
          </table:table-cell>
          <table:table-cell office:value-type="string" table:style-name="ce8">
            <text:p>Suma prosta</text:p>
          </table:table-cell>
          <table:table-cell office:value-type="string" table:style-name="ce8">
            <text:p>JMB</text:p>
          </table:table-cell>
          <table:table-cell office:value-type="string" table:style-name="ce17">
            <text:p>RT [2008]</text:p>
          </table:table-cell>
          <table:table-cell office:value-type="string" table:style-name="ce17">
            <text:p>RT [2014]</text:p>
          </table:table-cell>
          <table:table-cell office:value-type="string" table:style-name="ce17">
            <text:p>RT [2022]</text:p>
          </table:table-cell>
          <table:table-cell office:value-type="string" table:style-name="ce17">
            <text:p>CFS [2020] a</text:p>
          </table:table-cell>
          <table:table-cell office:value-type="string" table:style-name="ce17">
            <text:p>CFS [2020] b</text:p>
          </table:table-cell>
          <table:table-cell office:value-type="string" table:style-name="ce16">
            <text:p>punktacja elementu gry [0-4] ↓</text:p>
          </table:table-cell>
          <table:table-cell office:value-type="string" table:style-name="ce16">
            <text:p>krótkie uzasadnienie ↓</text:p>
          </table:table-cell>
          <table:table-cell table:number-columns-repeated="16373" table:style-name="ce1"/>
        </table:table-row>
        <table:table-row table:style-name="ro1">
          <table:table-cell table:style-name="ce16"/>
          <table:table-cell table:number-columns-repeated="3" table:style-name="ce8"/>
          <table:table-cell table:number-columns-repeated="5" table:style-name="ce17"/>
          <table:table-cell table:style-name="ce16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18">
            <text:p>Generowanie losowego środowis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0">
            <text:p>3</text:p>
          </table:table-cell>
          <table:table-cell office:value-type="string" table:style-name="ce21">
            <text:p>Wszystko poza wstępem jest generowane proceduralni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Trwała śmierć / trwałe konsekwencj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4" table:style-name="ce23">
            <text:p>4</text:p>
          </table:table-cell>
          <table:table-cell office:value-type="string" table:style-name="ce21">
            <text:p>Występuje trwała śmierć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Turow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Rozgrywka jest turow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Plansza/mapa opata o siatkę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2" table:style-name="ce23">
            <text:p>2</text:p>
          </table:table-cell>
          <table:table-cell office:value-type="string" table:style-name="ce21">
            <text:p>Lochy są siatką, postacie nie poruszają się po siatc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Niemodal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1" table:style-name="ce23">
            <text:p>1</text:p>
          </table:table-cell>
          <table:table-cell office:value-type="string" table:style-name="ce21">
            <text:p>Jest wiele trybów (sklep, wybór postaci, rozwój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Złożoność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Gra jest bardzo złożona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2">
            <text:p>Zarządzanie zasobami / ekwipunek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8"/>
          <table:table-cell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Występuje w tradycyjnej formie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Hack'n'slash / walk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0.5" table:style-name="ce1">
            <text:p>0.5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2" table:style-name="ce20">
            <text:p>2</text:p>
          </table:table-cell>
          <table:table-cell office:value-type="string" table:style-name="ce21">
            <text:p>Nie jest to typowy hack'n'slash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Eksploracja i odkrywanie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table:style-name="ce8"/>
          <table:table-cell table:style-name="ce19"/>
          <table:table-cell office:value-type="float" office:value="3" table:style-name="ce20">
            <text:p>3</text:p>
          </table:table-cell>
          <table:table-cell office:value-type="string" table:style-name="ce21">
            <text:p>Bardziej ograniczone niż w innych roguelikach</text:p>
          </table:table-cell>
          <table:table-cell table:number-columns-repeated="16373" table:style-name="ce1"/>
        </table:table-row>
        <table:table-row table:style-name="ro1">
          <table:table-cell table:style-name="ce22"/>
          <table:table-cell table:number-columns-repeated="3" table:style-name="ce8"/>
          <table:table-cell table:number-columns-repeated="3" table:style-name="ce1"/>
          <table:table-cell table:style-name="ce8"/>
          <table:table-cell table:style-name="ce17"/>
          <table:table-cell table:style-name="ce16"/>
          <table:table-cell table:style-name="ce5"/>
          <table:table-cell table:number-columns-repeated="16373" table:style-name="ce1"/>
        </table:table-row>
        <table:table-row table:style-name="ro1">
          <table:table-cell office:value-type="string" table:style-name="ce22">
            <text:p>Jeden gracz i jedna postać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table:style-name="ce17"/>
          <table:table-cell office:value-type="float" office:value="0" table:style-name="ce23">
            <text:p>0</text:p>
          </table:table-cell>
          <table:table-cell office:value-type="string" table:style-name="ce21">
            <text:p>Drużyna ma wielu bohaterów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8">
            <text:p>Potwory podobne do bohater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Potwory mają często więcej umiejętności niż bohaterowie</text:p>
          </table:table-cell>
          <table:table-cell table:number-columns-repeated="16373"/>
        </table:table-row>
        <table:table-row table:style-name="ro1">
          <table:table-cell office:value-type="string" table:style-name="ce18">
            <text:p>Wyzwanie taktyczne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9"/>
          <table:table-cell office:value-type="float" office:value="4" table:style-name="ce20">
            <text:p>4</text:p>
          </table:table-cell>
          <table:table-cell office:value-type="string" table:style-name="ce21">
            <text:p>Gra jest trudna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Wyświetlanie ASCII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table:number-columns-repeated="3" table:style-name="ce17"/>
          <table:table-cell office:value-type="float" office:value="0" table:style-name="ce23">
            <text:p>0</text:p>
          </table:table-cell>
          <table:table-cell office:value-type="string" table:style-name="ce21">
            <text:p>Brak ASCII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Podziemi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Fabuła toczy się w podziemiach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Liczby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2"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W interfejsie występuje wiele statystyk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2">
            <text:p>Nieliniowość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number-columns-repeated="3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Rozgrywka nie ogranicza<text:s/>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Dużo zawartości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Występuje dużo zawartości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Losowość wyników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3" table:style-name="ce17">
            <text:p>3</text:p>
          </table:table-cell>
          <table:table-cell table:style-name="ce17"/>
          <table:table-cell office:value-type="float" office:value="2" table:style-name="ce1">
            <text:p>2</text:p>
          </table:table-cell>
          <table:table-cell table:number-columns-repeated="3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Wiele elementów losowych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Rozwój bohater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7"/>
          <table:table-cell office:value-type="float" office:value="3" table:style-name="ce23">
            <text:p>3</text:p>
          </table:table-cell>
          <table:table-cell office:value-type="string" table:style-name="ce21">
            <text:p>Rozwój bohatera jest rozwinięty, ale nie nieograniczony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Imersja, klimat, atmosfera, …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Klimat i immersja są na bardzo wysokim poziomie</text:p>
          </table:table-cell>
          <table:table-cell table:number-columns-repeated="16373"/>
        </table:table-row>
        <table:table-row table:style-name="ro1">
          <table:table-cell office:value-type="string" table:style-name="ce22">
            <text:p>Ściśle określone warunki zwycięstwa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7"/>
          <table:table-cell office:value-type="float" office:value="4" table:style-name="ce23">
            <text:p>4</text:p>
          </table:table-cell>
          <table:table-cell office:value-type="string" table:style-name="ce21">
            <text:p>Od początku wiadomo co zrobić by wygrać</text:p>
          </table:table-cell>
          <table:table-cell table:number-columns-repeated="1637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percentage-style style:name="N36">
      <number:number number:decimal-places="1" number:min-decimal-places="1" number:min-integer-digits="1"/>
      <number:text>%</number:text>
    </number:percentage-style>
    <number:currency-style style:name="N37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7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Mikołaj Martyna</dc:creator>
    <meta:creation-date>2022-10-06T13:01:09Z</meta:creation-date>
    <dc:date>2023-10-18T18:10:39Z</dc:date>
    <meta:editing-cycles>21</meta:editing-cycles>
    <meta:editing-duration>PT6969S</meta:editing-duration>
  </office:meta>
</office:document-meta>
</file>